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hofar" svg:font-family="Shofar" style:font-pitch="variable"/>
  </office:font-face-decls>
  <office:automatic-styles>
    <style:style style:name="P1" style:family="paragraph" style:parent-style-name="Preformatted_20_Text">
      <style:text-properties style:font-name="Shofar" fo:font-size="14pt" style:font-size-asian="14pt" style:font-name-complex="Shofar" style:font-size-complex="14pt"/>
    </style:style>
    <style:style style:name="P2" style:family="paragraph" style:parent-style-name="Preformatted_20_Text">
      <loext:graphic-properties draw:fill="solid" draw:fill-color="#77bc65" draw:opacity="100%"/>
      <style:paragraph-properties fo:background-color="#77bc65"/>
      <style:text-properties style:font-name="Shofar" fo:font-size="14pt" style:font-size-asian="14pt" style:font-name-complex="Shofar" style:font-size-complex="14pt"/>
    </style:style>
    <style:style style:name="P3" style:family="paragraph" style:parent-style-name="Preformatted_20_Text">
      <style:paragraph-properties style:writing-mode="lr-tb"/>
      <style:text-properties style:font-name="Shofar" fo:font-size="14pt" fo:background-color="#77bc65" style:font-size-asian="14pt" style:font-name-complex="Shofar" style:font-size-complex="14pt"/>
    </style:style>
    <style:style style:name="P4" style:family="paragraph" style:parent-style-name="Preformatted_20_Text">
      <style:paragraph-properties fo:text-align="end" style:justify-single-word="false" style:writing-mode="rl-tb"/>
      <style:text-properties style:font-name="Shofar" fo:font-size="14pt" fo:background-color="#77bc65" style:font-size-asian="14pt" style:font-name-complex="Shofar" style:font-size-complex="14pt"/>
    </style:style>
    <style:style style:name="P5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officeooo:paragraph-rsid="0017239f" fo:background-color="#77bc65" style:font-size-asian="14pt" style:font-name-complex="Shofar" style:font-size-complex="14pt"/>
    </style:style>
    <style:style style:name="P6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fo:background-color="#77bc65" style:font-size-asian="14pt" style:font-name-complex="Shofar" style:font-size-complex="14pt"/>
    </style:style>
    <style:style style:name="P7" style:family="paragraph" style:parent-style-name="Preformatted_20_Text">
      <style:paragraph-properties fo:text-align="end" style:justify-single-word="false" style:writing-mode="rl-tb"/>
      <style:text-properties style:font-name="Shofar" fo:font-size="14pt" officeooo:paragraph-rsid="00139e6f" fo:background-color="#77bc65" style:font-size-asian="14pt" style:font-name-complex="Shofar" style:font-size-complex="14pt"/>
    </style:style>
    <style:style style:name="P8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officeooo:paragraph-rsid="00139e6f" fo:background-color="#77bc65" style:font-size-asian="14pt" style:font-name-complex="Shofar" style:font-size-complex="14pt"/>
    </style:style>
    <style:style style:name="P9" style:family="paragraph" style:parent-style-name="Preformatted_20_Text">
      <style:text-properties style:font-name="Shofar" fo:font-size="14pt" fo:background-color="#77bc65" style:font-size-asian="14pt" style:font-name-complex="Shofar" style:font-size-complex="14pt"/>
    </style:style>
    <style:style style:name="P10" style:family="paragraph" style:parent-style-name="Preformatted_20_Text">
      <loext:graphic-properties draw:fill="solid" draw:fill-color="#77bc65" draw:opacity="100%"/>
      <style:paragraph-properties fo:background-color="#77bc65"/>
      <style:text-properties style:font-name="Shofar" fo:font-size="14pt" fo:background-color="transparent" style:font-size-asian="14pt" style:font-name-complex="Shofar" style:font-size-complex="14pt"/>
    </style:style>
    <style:style style:name="P11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fo:background-color="transparent" style:font-size-asian="14pt" style:font-name-complex="Shofar" style:font-size-complex="14pt"/>
    </style:style>
    <style:style style:name="P12" style:family="paragraph" style:parent-style-name="Preformatted_20_Text">
      <loext:graphic-properties draw:fill="solid" draw:fill-color="#77bc65" draw:opacity="100%"/>
      <style:paragraph-properties fo:background-color="#77bc65"/>
      <style:text-properties style:font-name="Shofar" fo:font-size="14pt" officeooo:paragraph-rsid="001e991a" fo:background-color="transparent" style:font-size-asian="14pt" style:font-name-complex="Shofar" style:font-size-complex="14pt"/>
    </style:style>
    <style:style style:name="P13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officeooo:paragraph-rsid="001e991a" fo:background-color="transparent" style:font-size-asian="14pt" style:font-name-complex="Shofar" style:font-size-complex="14pt"/>
    </style:style>
    <style:style style:name="P14" style:family="paragraph" style:parent-style-name="Preformatted_20_Text">
      <loext:graphic-properties draw:fill="solid" draw:fill-color="#77bc65" draw:opacity="100%"/>
      <style:paragraph-properties fo:margin-left="1.251cm" fo:text-align="end" style:justify-single-word="false" fo:text-indent="0cm" style:auto-text-indent="false" fo:background-color="#77bc65" style:writing-mode="rl-tb"/>
      <style:text-properties style:font-name="Shofar" fo:font-size="14pt" fo:background-color="transparent" style:font-size-asian="14pt" style:font-name-complex="Shofar" style:font-size-complex="14pt"/>
    </style:style>
    <style:style style:name="P15" style:family="paragraph" style:parent-style-name="Preformatted_20_Text">
      <loext:graphic-properties draw:fill="solid" draw:fill-color="#ffff00" draw:opacity="100%"/>
      <style:paragraph-properties fo:text-align="end" style:justify-single-word="false" fo:background-color="#ffff00" style:writing-mode="rl-tb"/>
      <style:text-properties style:font-name="Shofar" fo:font-size="14pt" officeooo:paragraph-rsid="0025ca3e" style:font-size-asian="14pt" style:font-name-complex="Shofar" style:font-size-complex="14pt"/>
    </style:style>
    <style:style style:name="P16" style:family="paragraph" style:parent-style-name="Preformatted_20_Text">
      <loext:graphic-properties draw:fill="solid" draw:fill-color="#ffff00" draw:opacity="100%"/>
      <style:paragraph-properties fo:margin-left="1.251cm" fo:text-align="end" style:justify-single-word="false" fo:text-indent="0cm" style:auto-text-indent="false" fo:background-color="#ffff00" style:writing-mode="rl-tb"/>
      <style:text-properties style:font-name="Shofar" fo:font-size="14pt" officeooo:rsid="0025bacc" officeooo:paragraph-rsid="0025bacc" style:font-size-asian="14pt" style:font-name-complex="Shofar" style:font-size-complex="14pt"/>
    </style:style>
    <style:style style:name="P17" style:family="paragraph" style:parent-style-name="Preformatted_20_Text">
      <loext:graphic-properties draw:fill="solid" draw:fill-color="#ffff00" draw:opacity="100%"/>
      <style:paragraph-properties fo:margin-left="1.251cm" fo:text-align="end" style:justify-single-word="false" fo:text-indent="0cm" style:auto-text-indent="false" fo:background-color="#ffff00" style:writing-mode="rl-tb"/>
      <style:text-properties style:font-name="Shofar" fo:font-size="14pt" officeooo:rsid="0025bacc" officeooo:paragraph-rsid="0026ba79" style:font-size-asian="14pt" style:font-name-complex="Shofar" style:font-size-complex="14pt"/>
    </style:style>
    <style:style style:name="P18" style:family="paragraph" style:parent-style-name="Preformatted_20_Text">
      <loext:graphic-properties draw:fill="solid" draw:fill-color="#ffff00" draw:opacity="100%"/>
      <style:paragraph-properties fo:margin-left="1.251cm" fo:text-align="end" style:justify-single-word="false" fo:text-indent="0cm" style:auto-text-indent="false" fo:background-color="#ffff00" style:writing-mode="rl-tb"/>
      <style:text-properties style:font-name="Shofar" fo:font-size="14pt" officeooo:paragraph-rsid="0025ca3e" style:font-size-asian="14pt" style:font-name-complex="Shofar" style:font-size-complex="14pt"/>
    </style:style>
    <style:style style:name="P19" style:family="paragraph" style:parent-style-name="Preformatted_20_Text">
      <loext:graphic-properties draw:fill="solid" draw:fill-color="#ffff00" draw:opacity="100%"/>
      <style:paragraph-properties fo:text-align="end" style:justify-single-word="false" fo:background-color="#ffff00" style:writing-mode="rl-tb"/>
      <style:text-properties style:font-name="Shofar" fo:font-size="14pt" style:font-size-asian="14pt" style:font-name-complex="Shofar" style:font-size-complex="14pt"/>
    </style:style>
    <style:style style:name="P20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style:font-size-asian="14pt" style:font-name-complex="Shofar" style:font-size-complex="14pt"/>
    </style:style>
    <style:style style:name="P21" style:family="paragraph" style:parent-style-name="Preformatted_20_Text">
      <loext:graphic-properties draw:fill="solid" draw:fill-color="#77bc65" draw:opacity="100%"/>
      <style:paragraph-properties fo:margin-left="1.251cm" fo:text-align="end" style:justify-single-word="false" fo:text-indent="0cm" style:auto-text-indent="false" fo:background-color="#77bc65" style:writing-mode="rl-tb"/>
      <style:text-properties style:font-name="Shofar" fo:font-size="14pt" style:font-size-asian="14pt" style:font-name-complex="Shofar" style:font-size-complex="14pt"/>
    </style:style>
    <style:style style:name="P22" style:family="paragraph" style:parent-style-name="Preformatted_20_Text">
      <loext:graphic-properties draw:fill="solid" draw:fill-color="#77bc65" draw:opacity="100%"/>
      <style:paragraph-properties fo:margin-left="1.251cm" fo:text-align="end" style:justify-single-word="false" fo:text-indent="0cm" style:auto-text-indent="false" fo:background-color="#77bc65" style:writing-mode="rl-tb"/>
      <style:text-properties style:font-name="Shofar" fo:font-size="14pt" officeooo:rsid="002d4cbd" officeooo:paragraph-rsid="002d4cbd" style:font-size-asian="14pt" style:font-name-complex="Shofar" style:font-size-complex="14pt"/>
    </style:style>
    <style:style style:name="P23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</style:style>
    <style:style style:name="P24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officeooo:rsid="002d4cbd" officeooo:paragraph-rsid="002d4cbd" style:font-size-asian="14pt" style:font-name-complex="Shofar" style:font-size-complex="14pt"/>
    </style:style>
    <style:style style:name="P25" style:family="paragraph" style:parent-style-name="Preformatted_20_Text">
      <style:paragraph-properties fo:text-align="end" style:justify-single-word="false" style:writing-mode="rl-tb"/>
      <style:text-properties style:font-name="Shofar" fo:font-size="14pt" style:font-size-asian="14pt" style:font-name-complex="Shofar" style:font-size-complex="14pt"/>
    </style:style>
    <style:style style:name="P26" style:family="paragraph" style:parent-style-name="Preformatted_20_Text">
      <loext:graphic-properties draw:fill="solid" draw:fill-color="#77bc65" draw:opacity="100%"/>
      <style:paragraph-properties fo:margin-left="1.251cm" fo:text-align="end" style:justify-single-word="false" fo:text-indent="0cm" style:auto-text-indent="false" fo:background-color="#77bc65" style:writing-mode="rl-tb"/>
      <style:text-properties style:font-name="Shofar" fo:font-size="14pt" officeooo:rsid="0028cdd6" officeooo:paragraph-rsid="0028cdd6" fo:background-color="transparent" style:font-size-asian="14pt" style:font-name-complex="Shofar" style:font-size-complex="14pt"/>
    </style:style>
    <style:style style:name="P27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officeooo:rsid="0028cdd6" officeooo:paragraph-rsid="0028cdd6" fo:background-color="transparent" style:font-size-asian="14pt" style:font-name-complex="Shofar" style:font-size-complex="14pt"/>
    </style:style>
    <style:style style:name="P28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officeooo:rsid="00148d44" officeooo:paragraph-rsid="00148d44" style:font-size-asian="14pt" style:font-name-complex="Shofar" style:font-size-complex="14pt"/>
    </style:style>
    <style:style style:name="P29" style:family="paragraph" style:parent-style-name="Preformatted_20_Text">
      <loext:graphic-properties draw:fill="solid" draw:fill-color="#77bc65" draw:opacity="100%"/>
      <style:paragraph-properties fo:text-align="end" style:justify-single-word="false" fo:background-color="#77bc65" style:writing-mode="rl-tb"/>
      <style:text-properties style:font-name="Shofar" fo:font-size="14pt" officeooo:rsid="002abe77" officeooo:paragraph-rsid="002abe77" style:font-size-asian="14pt" style:font-name-complex="Shofar" style:font-size-complex="14pt"/>
    </style:style>
    <style:style style:name="T1" style:family="text">
      <style:text-properties officeooo:rsid="0017239f"/>
    </style:style>
    <style:style style:name="T2" style:family="text">
      <style:text-properties officeooo:rsid="00230d6d"/>
    </style:style>
    <style:style style:name="T3" style:family="text">
      <style:text-properties officeooo:rsid="0025bacc"/>
    </style:style>
    <style:style style:name="T4" style:family="text">
      <style:text-properties officeooo:rsid="0025ca3e"/>
    </style:style>
    <style:style style:name="T5" style:family="text">
      <style:text-properties style:font-name="Shofar" fo:font-size="14pt" style:font-size-asian="14pt" style:font-name-complex="Shofar" style:font-size-complex="14pt"/>
    </style:style>
    <style:style style:name="T6" style:family="text">
      <style:text-properties officeooo:rsid="0028cdd6"/>
    </style:style>
    <style:style style:name="T7" style:family="text">
      <style:text-properties officeooo:rsid="002c3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Show ***database = NULL;</text:p>
      <text:p text:style-name="P1">int dbSize = 0;</text:p>
      <text:p text:style-name="P1"/>
      <text:p text:style-name="P1">int getInt();</text:p>
      <text:p text:style-name="P1"/>
      <text:p text:style-name="P1">int validLength(char *s);</text:p>
      <text:p text:style-name="P2">int countShows();</text:p>
      <text:p text:style-name="P1"/>
      <text:p text:style-name="P1"/>
      <text:p text:style-name="P3">void shrinkDB() {</text:p>
      <text:p text:style-name="P4">\\צמצום</text:p>
      <text:p text:style-name="P4">(אלגוריתם לדחיסה לפני כיווץ הלוח הרחבת הלוח; במסד הנתונים, “תא פנוי" הוא מקום שבו המצביע לסדרה הוא ריק).</text:p>
      <text:p text:style-name="P4">לתשומת לב: חיפוש התא הקודם ייעשה באמצעות <text:s/>DBPrev, אבל עם גדלים שונים: איתור המקומות הפנויים יבוצע באמצעות DBNext(int row, int column, int size-1) ואיתור המקומות המלאים עם הגודל "הנכון". הוא מחזיר זוגות – צריך לקלוט את הפלט לזוג ולהשתמש באיבריו ככתובת.</text:p>
      <text:p text:style-name="P4">מגדיר שני אינדקסים <text:span text:style-name="T1">(דו ממדיים)</text:span>: <text:span text:style-name="T1">יעד</text:span>, <text:span text:style-name="T1">מקור</text:span>. “<text:span text:style-name="T1">יעד" מתחיל מהסוף המצומצם של מסד הנתונים</text:span> (<text:span text:style-name="T1">מקור יאותחל בלולאה</text:span>).</text:p>
      <text:p text:style-name="P4">לולאה ללא תנאי:</text:p>
      <text:p text:style-name="P5"><text:span text:style-name="T1">(לולאה) </text:span>מחפש <text:span text:style-name="T1">עבור "יעד" </text:span>את התא הפנוי הקודם <text:span text:style-name="T1">אחורה </text:span>מ<text:span text:style-name="T1">ה</text:span>מקום הפנוי הנוכחי. </text:p>
      <text:p text:style-name="P5">אם "<text:span text:style-name="T1">יעד</text:span>" יצא מהלוח, שבור.</text:p>
      <text:p text:style-name="P6">אינדקס <text:span text:style-name="T1">מקור </text:span>מעתיק את <text:span text:style-name="T1">יעד</text:span>. </text:p>
      <text:p text:style-name="P5">(לולאה<text:span text:style-name="T1">)</text:span> <text:span text:style-name="T1">עבור "יעד" </text:span>את התא <text:span text:style-name="T1">התפוס</text:span> הקודם <text:span text:style-name="T1">אחורה </text:span>מ<text:span text:style-name="T1">ה</text:span>מקום הפנוי הנוכחי.</text:p>
      <text:p text:style-name="P6">אם "<text:span text:style-name="T1">יעד</text:span>" יצא מהלוח, שבור.</text:p>
      <text:p text:style-name="P6">מעתיק את הכתובת שבתא <text:span text:style-name="T1">של </text:span>"<text:span text:style-name="T1">מקור</text:span>" <text:span text:style-name="T1">במערך</text:span> לתא <text:span text:style-name="T1">של </text:span>"<text:span text:style-name="T1">יעד</text:span>" <text:span text:style-name="T1">במערך</text:span>. </text:p>
      <text:p text:style-name="P6">מאפס את המצביע ש<text:span text:style-name="T1">במערך בתא "מקור".</text:span></text:p>
      <text:p text:style-name="P4"/>
      <text:p text:style-name="P4">\\הקטנת מסד הנתונים</text:p>
      <text:p text:style-name="P4">--dbSize</text:p>
      <text:p text:style-name="P4">שחרר את TVShow[dbSize] (זו השורה שעכשיו גדולה מדי ואמורה להיות ריקה)</text:p>
      <text:p text:style-name="P7">לולאה: כל עוד אינדקס = 0 קטן ממש מdbSize: </text:p>
      <text:p text:style-name="P8">הקצאה מחדש של TVShow[אינדקס] לגודל dbSize החדש</text:p>
      <text:p text:style-name="P9">}</text:p>
      <text:p text:style-name="P9">void expandDB() {</text:p>
      <text:p text:style-name="P4">++dbSize</text:p>
      <text:p text:style-name="P4">לולאה: אינדקס מאפס כל עוד הוא קטן ממש מ dbSize-1, קח את database[i] ותקצה לו מחדש מערך מצביעים לסדרות בגודל dbSize</text:p>
      <text:p text:style-name="P4">הקצה זיכרון לשורה <text:s/>database[dbSize], באותו גודל.</text:p>
      <text:p text:style-name="P4"/>
      <text:p text:style-name="P4">(אלגוריתם לדחיסה אחרי הרחבת הלוח; במסד הנתונים, “תא פנוי" הוא מקום שבו המצביע לסדרה הוא ריק).</text:p>
      <text:p text:style-name="P4">להלן, חיפוש התא הבא ייעשה באמצעות <text:s/>DBNext. הוא מחזיר זוגות – צריך לקלוט את הפלט לזוג ולהשתמש באיבריו ככתובת.</text:p>
      <text:p text:style-name="P4">מגדיר שני אינדקסים: מקום פנוי, מקום להעברה. שניהם מתחילים מתחילת מסד הנתונים.</text:p>
      <text:p text:style-name="P4">לולאה ללא תנאי (חיפושים באמצעות DBNext):</text:p>
      <text:p text:style-name="P4">מחפש את התא הפנוי הבא החל ממקום הפנוי הנוכחי ומפנה אליו את "מקום פנוי". (לולאה כל עוד מקום פנוי במסד הנתונים != NULL ולא יצאנו מהלוח מגדיל את האינדקס). אם "מקום פנוי" יצא מהלוח, שבור.</text:p>
      <text:p text:style-name="P4">אינדקס מקום להעברה מעתיק את מקום פנוי. </text:p>
      <text:p text:style-name="P4">(לולאה נוספת: כל עוד מקום להעברה במסד הנתונים != NULL ולא יצאנו מהלוח מגדיל את האינדקס).</text:p>
      <text:p text:style-name="P4">אם "מקום להעברה" יצא מהלוח, שבור.</text:p>
      <text:p text:style-name="P4">מעתיק את הכתובת שבתא "מקום להעברה" לתא "מקום פנוי". </text:p>
      <text:p text:style-name="P4">מאפס את המצביע שבמקום להעברה.</text:p>
      <text:p text:style-name="P9">}</text:p>
      <text:p text:style-name="P9"/>
      <text:p text:style-name="P1"/>
      <text:p text:style-name="P1">Season *findSeason(TVShow *show, char *name);</text:p>
      <text:p text:style-name="P1">Episode *findEpisode(Season *season, char *name);</text:p>
      <text:p text:style-name="P1"/>
      <text:p text:style-name="P1">void addSeason();</text:p>
      <text:p text:style-name="P1">void addEpisode();</text:p>
      <text:p text:style-name="P1"/>
      <text:p text:style-name="P1"/>
      <text:p text:style-name="P1"/>
      <text:p text:style-name="P1">void printEpisode();</text:p>
      <text:p text:style-name="P1">void printShow();</text:p>
      <text:p text:style-name="P1">void printArray();</text:p>
      <text:p text:style-name="P1"/>
      <text:p text:style-name="P10"/>
      <text:p text:style-name="P10">char *getString() {</text:p>
      <text:p text:style-name="P11">יהי משתנה “גודל מירבי”, הוא יאחסן את הגודל של הקלט (בהתחלה 16 תווים, יהיה DEFINE).</text:p>
      <text:p text:style-name="P11">יהי מצביע (זמני – לבדוק שאחר כך הוא מועתק ללוח של התוכניות).</text:p>
      <text:p text:style-name="P11">יוקצה לו זיכרון לפי "גודל מירבי"</text:p>
      <text:p text:style-name="P11">בדיקת המצביע</text:p>
      <text:p text:style-name="P11">יהי משתנה "גודל המחרוזת". </text:p>
      <text:p text:style-name="P11">יהי נתון משתמש. אני מקבל ממנו קלט.</text:p>
      <text:p text:style-name="P11">תבוצע לולאה אינסופית של getchar. הלולאה קולטת כל פעם תו: </text:p>
      <text:p text:style-name="P11">בודקת אם הוא \n</text:p>
      <text:p text:style-name="P11">אם כן הפונקציה מכניסה \0 לתא מחרוזת[גודל בפועל]</text:p>
      <text:p text:style-name="P11">מחזירה את המצביע</text:p>
      <text:p text:style-name="P11">אם לא, היא מגדילה באחד את נתון הגודל בפועל. </text:p>
      <text:p text:style-name="P11">בודקת אם הגודל בפועל+1 גדול מהגודל המרבי:</text:p>
      <text:p text:style-name="P11"><text:tab/>אם כן, מכפילה את "גודל מירבי",</text:p>
      <text:p text:style-name="P11"><text:tab/>מקצה זיכרון מחדש</text:p>
      <text:p text:style-name="P11"><text:tab/>בודקת את המצביע</text:p>
      <text:p text:style-name="P11">מכניסה למחרוזת את התו</text:p>
      <text:p text:style-name="P10">}</text:p>
      <text:p text:style-name="P10"/>
      <text:p text:style-name="P12">void addShow(){</text:p>
      <text:p text:style-name="P13">כאן אני מדפיס לו שאלה על השם של התוכנית.</text:p>
      <text:p text:style-name="P11">מקבל מחרוזת char *getString() למצביע זמני</text:p>
      <text:p text:style-name="P11">אם findShow של המחרוזת != NULL:</text:p>
      <text:p text:style-name="P11">, "Show already exists”, שחרור המחרוזת וחזרה. </text:p>
      <text:p text:style-name="P11">אם התא האחרון במערך database אינו ריק: expandDB.</text:p>
      <text:p text:style-name="P11">יוצר אובייקט TVShow (באמצעות מצביע זמני והקצאת זיכרון)</text:p>
      <text:p text:style-name="P11"><text:tab/>מעתיק את המצביע של שם המחרוזת לתוך TVShow→name</text:p>
      <text:p text:style-name="P11">מריץ <text:s/>insertDB עם המחרוזת שלי שירוץ על המחרוזות, יסדר אותן ויכניס את המצביע שלי במקום הנכון לי את המצביע הנכון (תא שכבר דחפנו ממנו והלאה את כל המחרוזות הבאות)</text:p>
      <text:p text:style-name="P10">}</text:p>
      <text:p text:style-name="P10"/>
      <text:p text:style-name="P10">TVShow *findShow(char *name) {</text:p>
      <text:p text:style-name="P11">עובר על כל המאגר</text:p>
      <text:p text:style-name="P11">משווה כל מחרוזת עם המחרוזת הנתונה. אם קודם מגיע החוצה מהמאגר או מגיע למצביע NULL, מחזיר NULL. אם מגיע למצב שבו השוואת המחרוזות נותנת 0 (שוויון), מחזיר מצביע לאותו מקום (כלומר מצביע למצביע).</text:p>
      <text:p text:style-name="P10">}</text:p>
      <text:p text:style-name="P10"/>
      <text:p text:style-name="P10"/>
      <text:p text:style-name="P10">void injectShow(TVShow *insertShow) {</text:p>
      <text:p text:style-name="P11">רץ על המצביעים במסד הנתונים (כאן צריך לבדוק שאיני גולש מגודל מסד הנתונים). </text:p>
      <text:p text:style-name="P11">אם המצביע NULL, מעתיק את את המצביע החדש למצביע הזה (זה מקרה שבו הגעתי לסוף הרשימה) <text:span text:style-name="T2">ומחזיר.</text:span></text:p>
      <text:p text:style-name="P11">משווה את המחרוזת הנתונה לכל אחד מהם.</text:p>
      <text:p text:style-name="P14">אם מתקבל שהמחרוזת גדולה יותר, ממשיך <text:span text:style-name="T2">בלולאה;</text:span></text:p>
      <text:p text:style-name="P14">\\ הערה על זה שהמקרה שבו המחרוזת שווה כבר נבחן</text:p>
      <text:p text:style-name="P14">אם מתקבל שהמחרוזת קטנה יותר, <text:span text:style-name="T3">שובר את הלולאה ודואג שהנ"צ יישאר בידי.</text:span></text:p>
      <text:p text:style-name="P15"><text:span text:style-name="T4">משיג את המצביע הבא בפעם הראשונה </text:span><text:span text:style-name="T3">כמצביע tmp <text:s/></text:span><text:span text:style-name="T4">ואז </text:span>מתחיל לדחוף מכאן את המחרוזות קדימה באמצעות לולאה:</text:p>
      <text:p text:style-name="P16">יש לי נ"צ למצביע שאליו אני רוצה להזריק מצביע שלי, יש לי מצביע להזריק, <text:span text:style-name="T4">ושמור לי tmp המצביע הבא.</text:span></text:p>
      <text:p text:style-name="P16"/>
      <text:p text:style-name="P16">מעתיק לשם את המצביע הנמצא כאן. </text:p>
      <text:p text:style-name="P16">דורס את המצביע הנמצא כאן שכאן באמצעות המצביע להזרקה;</text:p>
      <text:p text:style-name="P16"/>
      <text:p text:style-name="P17">מחשב את הנ"צ למצביע הבא.</text:p>
      <text:p text:style-name="P17">שואב משם את המצביע עצמו כמצביע tmp.</text:p>
      <text:p text:style-name="P16"/>
      <text:p text:style-name="P18"><text:span text:style-name="T4">ממשיך כל עוד tmp!=NULL</text:span></text:p>
      <text:p text:style-name="P19">אם הגעתי לכאן, זה אומר שפיניתי מקום. מחזיר</text:p>
      <text:p text:style-name="P1">}</text:p>
      <text:p text:style-name="P1"/>
      <text:h text:style-name="Heading_20_1" text:outline-level="1">מחיקות</text:h>
      <text:p text:style-name="P2"/>
      <text:p text:style-name="P2">void deleteShow() {</text:p>
      <text:p text:style-name="P20">מקבל מהמשתמש מחרוזת עם שם של סדרה.</text:p>
      <text:p text:style-name="P20">יהי מצביע שווה חיפוש על ידי <text:s/>findShow של המחרוזת עם שם זה.</text:p>
      <text:p text:style-name="P20">אם מצביע זה == NULL:</text:p>
      <text:p text:style-name="P21">משיב Show not found.</text:p>
      <text:p text:style-name="P22">משחרר את המחרוזת.</text:p>
      <text:p text:style-name="P21">מחזיר את הפונקציה.</text:p>
      <text:p text:style-name="P20">קורא לפונקציה freeShow(TVShow *show) עם המצביע שלנו (הוא מצביע למצביע, צריך להעביר את המוצבע שלו כדי שיתקבל מצביע לסדרה), וכך לשחרר מהזיכרון את הסדרה הזו (ולפני כן את כל מה שתחתיה).</text:p>
      <text:p text:style-name="P23"><text:span text:style-name="T5">חזור למסד הנתונים לדרוס אותה: את המוצבע של המצביע של</text:span><text:span text:style-name="T5">נו יש לרוקן (NULL). </text:span></text:p>
      <text:p text:style-name="P24">לשחרר את המחרוזת ולרוקן את המצביע שלה.</text:p>
      <text:p text:style-name="P20">defragDB()</text:p>
      <text:p text:style-name="P23"><text:span text:style-name="T5">בדוק אם צר</text:span><text:span text:style-name="T5">יך לקצר את DB (אם כפל של השורה והעמודה קטן מריבוע (גודל המאגר – 1). אם כן, shrinkDB.</text:span></text:p>
      <text:p text:style-name="P20"/>
      <text:p text:style-name="P2">}</text:p>
      <text:p text:style-name="P1"/>
      <text:p text:style-name="P1"/>
      <text:p text:style-name="P1">void deleteSeason() {</text:p>
      <text:p text:style-name="P1"/>
      <text:p text:style-name="P25">מקבל שם של עונה (מחרוזת).</text:p>
      <text:p text:style-name="P1"/>
      <text:p text:style-name="P1">}</text:p>
      <text:p text:style-name="P1"/>
      <text:p text:style-name="P1"/>
      <text:p text:style-name="P1"/>
      <text:p text:style-name="P1"/>
      <text:p text:style-name="P1">void deleteEpisode();</text:p>
      <text:p text:style-name="P1"/>
      <text:h text:style-name="Heading_20_1" text:outline-level="1">שחרורים</text:h>
      <text:p text:style-name="P1"/>
      <text:p text:style-name="P2">void freeEpisode(Episode *e); {</text:p>
      <text:p text:style-name="P20">ניגש לפרק הנוכחי. משחרר את שתי המחרוזות name, length ואז את הפרק עצמו (free). </text:p>
      <text:p text:style-name="P20">\\באחריותה של פונקציה הקוראת לפונקציה הזו לשמור מצביע לפרק הבא לפני הקריאה</text:p>
      <text:p text:style-name="P2">}</text:p>
      <text:p text:style-name="P2"/>
      <text:p text:style-name="P2">void freeSeason(Season *s); {</text:p>
      <text:p text:style-name="P11">ניגש לעונה הנבחרת←פרק. הפרק הזה יישמר בתור "נוכחי". כל עוד "<text:span text:style-name="T6">נוכחי</text:span>" אינו NULL:</text:p>
      <text:p text:style-name="P26">העתק את "הבא" שלו למצביע "הבא".</text:p>
      <text:p text:style-name="P14">"שחרר" את "נוכחי" (על ידי הפונקציה freeEpisode).</text:p>
      <text:p text:style-name="P14">העתק את המצביע "הבא" אל "נוכחי".</text:p>
      <text:p text:style-name="P27">הלולאה תעצור אחרי שהפרק שהיא שחררה אינו מפנה לפרק נוסף.</text:p>
      <text:p text:style-name="P11">חזור לעונה. עכשיו עלינו לשחרר (הפעם free):</text:p>
      <text:p text:style-name="P11">את המחרוזת name</text:p>
      <text:p text:style-name="P11">את העונה עצמה</text:p>
      <text:p text:style-name="P11">\\באחריותה של פונקציה הקוראת לפונקציה הזו לשמור מצביע לעונה הבאה לפני הקריאה</text:p>
      <text:p text:style-name="P2">}</text:p>
      <text:p text:style-name="P2"/>
      <text:p text:style-name="P2"/>
      <text:p text:style-name="P2">void freeShow(TVShow *show) {</text:p>
      <text:p text:style-name="P2"/>
      <text:p text:style-name="P20">ניגש לסדרה הנבחרת←עונה. העונה הזו תישמר בתור "נוכחי". כל עוד "<text:span text:style-name="T6">נוכחי</text:span>" אינו NULL:</text:p>
      <text:p text:style-name="P20"><text:span text:style-name="T6">נעתיק את “הבא” שלה בתור “הבא”, </text:span>"<text:span text:style-name="T6">נ</text:span>שחרר" את "נוכחי" (על ידי הפונקציה הייעודית freeSeason).</text:p>
      <text:p text:style-name="P20"><text:span text:style-name="T6">נעתיק </text:span>את המצביע "הבא" אל "נוכחי".</text:p>
      <text:p text:style-name="P20"/>
      <text:p text:style-name="P20">חזור לסדרה. עכשיו שחרר (הפעם free):</text:p>
      <text:p text:style-name="P20">את המחרוזת name</text:p>
      <text:p text:style-name="P20">את הסדרה עצמה</text:p>
      <text:p text:style-name="P20">\\באחריותה של פונקציה הקוראת לפונקציה הזו להבין שעכשיו הסדרה הזו מחוקה, להפוך את המצביע שלה לNULL ולדחוס את המערך בחזרה</text:p>
      <text:p text:style-name="P2">}</text:p>
      <text:p text:style-name="P2">void freeAll();</text:p>
      <text:p text:style-name="P28">עובר על כל המערך של הסדרות על ידי לולאה פשוטה ומבצע בכל סדרה <text:s/>freeShow.</text:p>
      <text:p text:style-name="P29"><text:span text:style-name="T7">אחר כך </text:span>עובר על כל השורות של המערך ומשחרר אותן, ואז משחרר את המערך עצמו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hofar" svg:font-family="Shof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end" style:justify-single-word="false" style:writing-mode="rl-tb"/>
      <style:text-properties fo:font-size="18pt" fo:font-weight="bold" style:font-size-asian="18pt" style:font-weight-asian="bold" style:font-name-complex="Shofar" style:font-family-complex="Shofar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30T13:59:33.588410149</dc:date>
    <meta:editing-duration>PT21H50M51S</meta:editing-duration>
    <meta:editing-cycles>8</meta:editing-cycles>
    <meta:generator>LibreOffice/25.8.4.2$Linux_X86_64 LibreOffice_project/580$Build-2</meta:generator>
    <meta:document-statistic meta:table-count="0" meta:image-count="0" meta:object-count="0" meta:page-count="1" meta:paragraph-count="140" meta:word-count="1071" meta:character-count="6107" meta:non-whitespace-character-count="5148"/>
  </office:meta>
</office:document-meta>
</file>